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e of an Old Soul</text:p>
      <text:p text:style-name="P1"/>
      <text:p text:style-name="P1">by Olek Yardas</text:p>
      <text:p text:style-name="P1"/>
      <text:p text:style-name="P1">An old man lived in a cabin on a hill</text:p>
      <text:p text:style-name="P1">on the outskirts of a gloomy village.</text:p>
      <text:p text:style-name="P1">He used walk down the hill,</text:p>
      <text:p text:style-name="P1">along a crooked path into the village, and sold bread</text:p>
      <text:p text:style-name="P1">made by his wife to children.</text:p>
      <text:p text:style-name="P1">But the old man was dying.</text:p>
      <text:p text:style-name="P1"/>
      <text:p text:style-name="P1">He had watched as the villagers took</text:p>
      <text:p text:style-name="P1">the crooked path towards the hill,</text:p>
      <text:p text:style-name="P1">carrying pitchforks and torches.</text:p>
      <text:p text:style-name="P1">He did not think, I will not stand for this nonsense.</text:p>
      <text:p text:style-name="P1">He wanted to live, to last a few more years,</text:p>
      <text:p text:style-name="P1">crippled, sick, and alone, but alive,</text:p>
      <text:p text:style-name="P1">in exchange for his wife.</text:p>
      <text:p text:style-name="P1"/>
      <text:p text:style-name="P1">So they took her,</text:p>
      <text:p text:style-name="P1">and the old man lived,</text:p>
      <text:p text:style-name="P1">and was sickly, and crippled, and alone.</text:p>
      <text:p text:style-name="P1">But he was alive, technically.</text:p>
      <text:p text:style-name="P1">But he changed.</text:p>
      <text:p text:style-name="P1">He no longer sold bread to children,</text:p>
      <text:p text:style-name="P1">locked himself in his cabin.</text:p>
      <text:p text:style-name="P1">He became bitter and angry,</text:p>
      <text:p text:style-name="P1">he struck out at the world. Then,</text:p>
      <text:p text:style-name="P1"/>
      <text:p text:style-name="P1">the world struck back. It took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8T12:54:37.945000000</meta:creation-date>
    <dc:date>2015-04-11T12:35:34.13</dc:date>
    <meta:editing-duration>PT21M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5" meta:word-count="156" meta:character-count="782"/>
  </office:meta>
</office:document-meta>
</file>